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3.283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>
          <form:form form:name="Westa.druckverlust" form:command="Westa.druckverlust" form:datasource="WestaMS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>
            <text:p>Artikelnummer</text:p>
          </table:table-cell>
          <table:table-cell office:value-type="string">
            <text:p>Einstellung</text:p>
          </table:table-cell>
          <table:table-cell office:value-type="string">
            <text:p>Luftmenge</text:p>
          </table:table-cell>
          <table:table-cell office:value-type="string">
            <text:p>Druckverlust</text:p>
          </table:table-cell>
          <table:table-cell office:value-type="string">
            <text:p>Luftart</text:p>
          </table:table-cell>
          <table:table-cell office:value-type="string">
            <text:p>Ausblaswinkel</text:p>
          </table:table-cell>
          <table:table-cell office:value-type="string">
            <text:p>Bemerkung</text:p>
          </table:table-cell>
          <table:table-cell table:number-columns-repeated="9"/>
        </table:table-row>
        <table:table-row table:style-name="ro1">
          <table:table-cell office:value-type="string">
            <text:p>125UR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.2">
            <text:p>3,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.1">
            <text:p>1,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25">
            <text:p>0,2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.2">
            <text:p>4,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RH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.9">
            <text:p>5,9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.8">
            <text:p>1,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7.8">
            <text:p>7,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8.7">
            <text:p>18,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.1">
            <text:p>4,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.5">
            <text:p>9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RH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.2">
            <text:p>3,2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45">
            <text:p>0,4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.8">
            <text:p>1,8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7.2">
            <text:p>7,2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.3">
            <text:p>4,3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.9">
            <text:p>1,9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7.3">
            <text:p>7,3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.4">
            <text:p>2,4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5.7">
            <text:p>5,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3.3">
            <text:p>13,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2.2">
            <text:p>22,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.5">
            <text:p>3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.25">
            <text:p>2,2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9.6">
            <text:p>9,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31">
            <text:p>3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9">
            <text:p>4,9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5.1">
            <text:p>25,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.2">
            <text:p>1,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.32">
            <text:p>5,3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.5">
            <text:p>8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8.4">
            <text:p>18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26">
            <text:p>0,2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.4">
            <text:p>1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.4">
            <text:p>2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5.6">
            <text:p>5,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8.4">
            <text:p>8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6.4">
            <text:p>16,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16">
            <text:p>0,1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.6">
            <text:p>1,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3.84">
            <text:p>3,8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12.2">
            <text:p>12,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.8">
            <text:p>5,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.48">
            <text:p>4,4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8.2">
            <text:p>18,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.52">
            <text:p>2,5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0.08">
            <text:p>10,0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3.8">
            <text:p>23,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67.2">
            <text:p>67,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.26">
            <text:p>1,2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6.02">
            <text:p>6,0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C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2">
            <text:p>2,5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.8">
            <text:p>9,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0.6">
            <text:p>40,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3.8">
            <text:p>93,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21.2">
            <text:p>221,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.66">
            <text:p>2,6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0.22">
            <text:p>10,22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3.8">
            <text:p>23,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35">
            <text:p>0,35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.4">
            <text:p>1,4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5.6">
            <text:p>5,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2.6">
            <text:p>12,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.36">
            <text:p>3,36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7.98">
            <text:p>7,98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25ULC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2.4">
            <text:p>22,4</text:p>
          </table:table-cell>
          <table:table-cell office:value-type="string">
            <text:p>ZU</text:p>
          </table:table-cell>
          <table:table-cell office:value-type="float" office:value="180">
            <text:p>18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.4">
            <text:p>2,4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.7">
            <text:p>2,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office:value-type="string">
            <text:p>100ULE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ZU</text:p>
          </table:table-cell>
          <table:table-cell office:value-type="float" office:value="360">
            <text:p>36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.5">
            <text:p>27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.5">
            <text:p>10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61.5">
            <text:p>61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ALF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AB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5.5">
            <text:p>15,5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TVE00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table:number-columns-repeated="2"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00BKZ</text:p>
          </table:table-cell>
          <table:table-cell table:number-columns-repeated="2"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table:number-columns-repeated="2"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25BK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ZU</text:p>
          </table:table-cell>
          <table:table-cell/>
          <table:table-cell office:value-type="string">
            <text:p>entfällt</text:p>
          </table:table-cell>
          <table:table-cell table:number-columns-repeated="9"/>
        </table:table-row>
        <table:table-row table:style-name="ro1">
          <table:table-cell office:value-type="string">
            <text:p>100ZW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00ZWD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2">
            <text:p>2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AVD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300LGIX...</text:p>
          </table:table-cell>
          <table:table-cell table:number-columns-repeated="3"/>
          <table:table-cell office:value-type="string">
            <text:p>ZU</text:p>
          </table:table-cell>
          <table:table-cell/>
          <table:table-cell office:value-type="string">
            <text:p>siehe aktuelle Datenbank</text:p>
          </table:table-cell>
          <table:table-cell table:number-columns-repeated="9"/>
        </table:table-row>
        <table:table-row table:style-name="ro1">
          <table:table-cell office:value-type="string">
            <text:p>100ALSQ3W002</text:p>
          </table:table-cell>
          <table:table-cell table:number-columns-repeated="3"/>
          <table:table-cell office:value-type="string">
            <text:p>ZU</text:p>
          </table:table-cell>
          <table:table-cell/>
          <table:table-cell office:value-type="string">
            <text:p>siehe aktuelle Datenbank</text:p>
          </table:table-cell>
          <table:table-cell table:number-columns-repeated="9"/>
        </table:table-row>
        <table:table-row table:style-name="ro1">
          <table:table-cell office:value-type="string">
            <text:p>125LGIX0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6.5">
            <text:p>6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7.5">
            <text:p>7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.5">
            <text:p>9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10.3">
            <text:p>10,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14.5">
            <text:p>14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7.5">
            <text:p>27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7.5">
            <text:p>17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20.5">
            <text:p>20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5.5">
            <text:p>25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30.5">
            <text:p>30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.5">
            <text:p>22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7.5">
            <text:p>27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7.5">
            <text:p>37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50">
            <text:p>50</text:p>
          </table:table-cell>
          <table:table-cell office:value-type="float" office:value="37.5">
            <text:p>37,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string">
            <text:p>AB</text:p>
          </table:table-cell>
          <table:table-cell table:number-columns-repeated="11"/>
        </table:table-row>
        <table:table-row table:style-name="ro1">
          <table:table-cell office:value-type="string">
            <text:p>125LGIX01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2.4">
            <text:p>2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75">
            <text:p>2,7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3.36">
            <text:p>3,3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75">
            <text:p>2,7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.36">
            <text:p>3,3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5.1">
            <text:p>5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.2">
            <text:p>6,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8.6">
            <text:p>8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.5">
            <text:p>5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7.1">
            <text:p>7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.75">
            <text:p>8,7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12.1">
            <text:p>12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.5">
            <text:p>15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9.5">
            <text:p>9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.7">
            <text:p>8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13.05">
            <text:p>13,0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.4">
            <text:p>17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23.95">
            <text:p>23,9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0.5">
            <text:p>30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2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office:value-type="float" office:value="2.2">
            <text:p>2,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table:style-name="ce2" office:value-type="float" office:value="3.1">
            <text:p>3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" office:value-type="float" office:value="4.2">
            <text:p>4,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table:style-name="ce2" office:value-type="float" office:value="5.9">
            <text:p>5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ce2" office:value-type="float" office:value="7.5">
            <text:p>7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table:style-name="ce2" office:value-type="float" office:value="10.8">
            <text:p>10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9.5">
            <text:p>9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.5">
            <text:p>10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14.3">
            <text:p>14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23.3">
            <text:p>23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8.5">
            <text:p>28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31.5">
            <text:p>31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9.5">
            <text:p>19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25.3">
            <text:p>25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39.8">
            <text:p>39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48.5">
            <text:p>48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4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1.9">
            <text:p>1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.6">
            <text:p>7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9">
            <text:p>2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4.3">
            <text:p>4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11.4">
            <text:p>11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.8">
            <text:p>15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16.5">
            <text:p>1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9.3">
            <text:p>9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3.5">
            <text:p>1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0.5">
            <text:p>30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5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2.8">
            <text:p>2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2.8">
            <text:p>2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4.1">
            <text:p>4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.1">
            <text:p>6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.1">
            <text:p>3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3.6">
            <text:p>3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6.5">
            <text:p>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4.8">
            <text:p>4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9.8">
            <text:p>9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.5">
            <text:p>1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6.4">
            <text:p>6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.8">
            <text:p>8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14.4">
            <text:p>14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8.5">
            <text:p>8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18.6">
            <text:p>18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5.1">
            <text:p>25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6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1.9">
            <text:p>1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.6">
            <text:p>7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.9">
            <text:p>2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4.3">
            <text:p>4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11.4">
            <text:p>11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.8">
            <text:p>15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16.5">
            <text:p>1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9.3">
            <text:p>9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3.5">
            <text:p>1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0.5">
            <text:p>30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7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.6">
            <text:p>1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2.8">
            <text:p>2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2.8">
            <text:p>2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4.1">
            <text:p>4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.1">
            <text:p>6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.1">
            <text:p>3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3.6">
            <text:p>3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6.5">
            <text:p>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4.8">
            <text:p>4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9.8">
            <text:p>9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3.5">
            <text:p>1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6.4">
            <text:p>6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.8">
            <text:p>8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14.4">
            <text:p>14,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8.5">
            <text:p>8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18.6">
            <text:p>18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5.1">
            <text:p>25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8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5.3">
            <text:p>5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.1">
            <text:p>7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4.9">
            <text:p>4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.8">
            <text:p>5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8.7">
            <text:p>8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7.5">
            <text:p>7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.2">
            <text:p>9,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12.1">
            <text:p>12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20.8">
            <text:p>20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6.5">
            <text:p>2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.6">
            <text:p>13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18.8">
            <text:p>18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3.9">
            <text:p>23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29.9">
            <text:p>29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5.9">
            <text:p>35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.1">
            <text:p>18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24.8">
            <text:p>24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1.5">
            <text:p>31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38.3">
            <text:p>38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125LGIX09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4.9">
            <text:p>4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.3">
            <text:p>6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7.7">
            <text:p>7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.1">
            <text:p>9,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25">
            <text:p>25</text:p>
          </table:table-cell>
          <table:table-cell office:value-type="float" office:value="9.8">
            <text:p>9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.5">
            <text:p>1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25">
            <text:p>25</text:p>
          </table:table-cell>
          <table:table-cell office:value-type="float" office:value="14.9">
            <text:p>14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7.3">
            <text:p>17,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office:value-type="float" office:value="22.5">
            <text:p>22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3.2">
            <text:p>13,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5">
            <text:p>35</text:p>
          </table:table-cell>
          <table:table-cell office:value-type="float" office:value="18.9">
            <text:p>18,9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4.6">
            <text:p>24,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5.5">
            <text:p>35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200LE004</text:p>
          </table:table-cell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4.5">
            <text:p>4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6.5">
            <text:p>6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17.5">
            <text:p>17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office:value-type="string">
            <text:p>250LE</text:p>
          </table:table-cell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7.5">
            <text:p>7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8.5">
            <text:p>8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9.5">
            <text:p>9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10.5">
            <text:p>10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1.5">
            <text:p>11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13">
            <text:p>1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15.5">
            <text:p>15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office:value-type="string">
            <text:p>200LE008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1.5">
            <text:p>11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36">
            <text:p>3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office:value-type="string">
            <text:p>200LD001</text:p>
          </table:table-cell>
          <table:table-cell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3.5">
            <text:p>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4.1">
            <text:p>4,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7.5">
            <text:p>7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11">
            <text:p>1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3">
            <text:p>1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.5">
            <text:p>2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4.5">
            <text:p>4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5.2">
            <text:p>5,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5.5">
            <text:p>5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200LD001</text:p>
          </table:table-cell>
          <table:table-cell/>
          <table:table-cell office:value-type="float" office:value="100">
            <text:p>100</text:p>
          </table:table-cell>
          <table:table-cell office:value-type="float" office:value="2.5">
            <text:p>2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3.8">
            <text:p>3,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6.1">
            <text:p>6,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7.3">
            <text:p>7,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8.4">
            <text:p>8,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9.6">
            <text:p>9,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10.5">
            <text:p>10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.5">
            <text:p>1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.3">
            <text:p>2,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2.7">
            <text:p>2,7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4.3">
            <text:p>4,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5.6">
            <text:p>5,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6.3">
            <text:p>6,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7.1">
            <text:p>7,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200LG002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32">
            <text:p>3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38">
            <text:p>3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1">
            <text:p>1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23">
            <text:p>2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26">
            <text:p>2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200LG004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.5">
            <text:p>1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5.5">
            <text:p>5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9">
            <text:p>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13">
            <text:p>1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15.5">
            <text:p>15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18">
            <text:p>1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.5">
            <text:p>1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2.5">
            <text:p>2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3.8">
            <text:p>3,8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4.5">
            <text:p>4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150LG001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7.2">
            <text:p>7,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5.5">
            <text:p>15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20.3">
            <text:p>20,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25.5">
            <text:p>25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30.3">
            <text:p>30,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4.5">
            <text:p>4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19.5">
            <text:p>19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150ERGST001</text:p>
          </table:table-cell>
          <table:table-cell/>
          <table:table-cell office:value-type="float" office:value="100">
            <text:p>100</text:p>
          </table:table-cell>
          <table:table-cell office:value-type="float" office:value="0.8">
            <text:p>0,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.2">
            <text:p>1,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.7">
            <text:p>1,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2.3">
            <text:p>2,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3.1">
            <text:p>3,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3.9">
            <text:p>3,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4.7">
            <text:p>4,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8">
            <text:p>0,8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.2">
            <text:p>1,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.7">
            <text:p>1,7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2.3">
            <text:p>2,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3.1">
            <text:p>3,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3.9">
            <text:p>3,9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4.7">
            <text:p>4,7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200ERGAST001</text:p>
          </table:table-cell>
          <table:table-cell/>
          <table:table-cell office:value-type="float" office:value="100">
            <text:p>100</text:p>
          </table:table-cell>
          <table:table-cell office:value-type="float" office:value="0.3">
            <text:p>0,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0.6">
            <text:p>0,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0.9">
            <text:p>0,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.2">
            <text:p>1,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.5">
            <text:p>1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1.9">
            <text:p>1,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2.2">
            <text:p>2,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2.6">
            <text:p>2,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3.1">
            <text:p>3,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3.5">
            <text:p>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4.5">
            <text:p>4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5.2">
            <text:p>5,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3">
            <text:p>0,3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0.6">
            <text:p>0,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0.9">
            <text:p>0,9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.2">
            <text:p>1,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.5">
            <text:p>1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1.9">
            <text:p>1,9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2.2">
            <text:p>2,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2.6">
            <text:p>2,6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3.1">
            <text:p>3,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3.5">
            <text:p>3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4.5">
            <text:p>4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5.2">
            <text:p>5,2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125LG001</text:p>
          </table:table-cell>
          <table:table-cell/>
          <table:table-cell office:value-type="float" office:value="50">
            <text:p>50</text:p>
          </table:table-cell>
          <table:table-cell office:value-type="float" office:value="3.5">
            <text:p>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.5">
            <text:p>1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9.5">
            <text:p>29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3.5">
            <text:p>3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.5">
            <text:p>13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9.5">
            <text:p>29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125LG003</text:p>
          </table:table-cell>
          <table:table-cell/>
          <table:table-cell office:value-type="float" office:value="50">
            <text:p>50</text:p>
          </table:table-cell>
          <table:table-cell office:value-type="float" office:value="3.5">
            <text:p>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.5">
            <text:p>1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9.5">
            <text:p>29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3.5">
            <text:p>3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.5">
            <text:p>13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9.5">
            <text:p>29,5</text:p>
          </table:table-cell>
          <table:table-cell office:value-type="string">
            <text:p>FO</text:p>
          </table:table-cell>
          <table:table-cell table:number-columns-repeated="11"/>
        </table:table-row>
        <table:table-row table:style-name="ro1">
          <table:table-cell office:value-type="string">
            <text:p>200FIKAF7001</text:p>
          </table:table-cell>
          <table:table-cell/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31">
            <text:p>3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office:value-type="string">
            <text:p>200FIKAF7</text:p>
          </table:table-cell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38">
            <text:p>3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office:value-type="string">
            <text:p>300EHR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.8">
            <text:p>2,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6.5">
            <text:p>6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8.5">
            <text:p>8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11">
            <text:p>1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6.5">
            <text:p>16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.8">
            <text:p>2,8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6.5">
            <text:p>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8.5">
            <text:p>8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11">
            <text:p>1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6.5">
            <text:p>16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office:value-type="string">
            <text:p>400EHR</text:p>
          </table:table-cell>
          <table:table-cell/>
          <table:table-cell office:value-type="float" office:value="100">
            <text:p>100</text:p>
          </table:table-cell>
          <table:table-cell office:value-type="float" office:value="0.5">
            <text:p>0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0.7">
            <text:p>0,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.2">
            <text:p>1,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3.5">
            <text:p>3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4.5">
            <text:p>4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7.5">
            <text:p>7,5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string">
            <text:p>A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5">
            <text:p>0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0.7">
            <text:p>0,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1.2">
            <text:p>1,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3.5">
            <text:p>3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4.5">
            <text:p>4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7.5">
            <text:p>7,5</text:p>
          </table:table-cell>
          <table:table-cell office:value-type="string">
            <text:p>ZU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string">
            <text:p>ZU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.05.2011</text:date>, <text:time>13:49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Frank Stukemeier</meta:initial-creator>
    <meta:creation-date>2007-08-08T14:13:54</meta:creation-date>
    <dc:creator>Frank Stukemeier</dc:creator>
    <dc:date>2011-05-12T13:49:28</dc:date>
    <dc:language>de-DE</dc:language>
    <meta:editing-cycles>23</meta:editing-cycles>
    <meta:editing-duration>PT17H22M58S</meta:editing-duration>
    <meta:document-statistic meta:table-count="3" meta:cell-count="3522" meta:object-count="0"/>
    <meta:user-defined meta:name="Info 1"/>
    <meta:user-defined meta:name="Info 2"/>
    <meta:user-defined meta:name="Info 3"/>
    <meta:user-defined meta:name="Info 4"/>
  </office:meta>
</office:document-meta>
</file>